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oto Sans" svg:font-family="'Noto Sans'" style:font-family-generic="swiss"/>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itle">
      <style:text-properties officeooo:rsid="0012a42a" officeooo:paragraph-rsid="0012a42a"/>
    </style:style>
    <style:style style:name="P2" style:family="paragraph" style:parent-style-name="Text_20_body">
      <style:text-properties officeooo:rsid="0012f28c" officeooo:paragraph-rsid="0012f28c"/>
    </style:style>
    <style:style style:name="P3" style:family="paragraph" style:parent-style-name="Text_20_body">
      <style:text-properties officeooo:rsid="0014ac85" officeooo:paragraph-rsid="0014ac85"/>
    </style:style>
    <style:style style:name="P4" style:family="paragraph" style:parent-style-name="Text_20_body">
      <style:text-properties officeooo:paragraph-rsid="0014ac85"/>
    </style:style>
    <style:style style:name="P5" style:family="paragraph" style:parent-style-name="Text_20_body">
      <style:paragraph-properties fo:text-align="end" style:justify-single-word="false"/>
      <style:text-properties officeooo:rsid="001665c8" officeooo:paragraph-rsid="001665c8"/>
    </style:style>
    <style:style style:name="P6" style:family="paragraph" style:parent-style-name="Text_20_body">
      <style:text-properties officeooo:rsid="00179abe" officeooo:paragraph-rsid="00179abe"/>
    </style:style>
    <style:style style:name="P7" style:family="paragraph" style:parent-style-name="Heading">
      <style:paragraph-properties fo:text-align="end" style:justify-single-word="false"/>
    </style:style>
    <style:style style:name="P8" style:family="paragraph" style:parent-style-name="Text_20_body" style:list-style-name="L1">
      <style:text-properties officeooo:rsid="0012ebb4" officeooo:paragraph-rsid="0012ebb4"/>
    </style:style>
    <style:style style:name="P9" style:family="paragraph" style:parent-style-name="Text_20_body" style:list-style-name="L2">
      <style:text-properties officeooo:rsid="0012ebb4" officeooo:paragraph-rsid="0012ebb4"/>
    </style:style>
    <style:style style:name="P10" style:family="paragraph" style:parent-style-name="Text_20_body">
      <style:paragraph-properties fo:text-align="end" style:justify-single-word="false"/>
      <style:text-properties officeooo:rsid="0012ebb4" officeooo:paragraph-rsid="0012ebb4"/>
    </style:style>
    <style:style style:name="P11" style:family="paragraph" style:parent-style-name="Text_20_body" style:list-style-name="L2">
      <style:text-properties officeooo:rsid="0012f28c" officeooo:paragraph-rsid="0012f28c"/>
    </style:style>
    <style:style style:name="P12" style:family="paragraph" style:parent-style-name="Text_20_body" style:list-style-name="L2">
      <style:text-properties officeooo:rsid="00195961" officeooo:paragraph-rsid="00195961"/>
    </style:style>
    <style:style style:name="P13" style:family="paragraph" style:parent-style-name="Text_20_body" style:list-style-name="L3">
      <style:text-properties officeooo:rsid="0014ac85" officeooo:paragraph-rsid="0014ac85"/>
    </style:style>
    <style:style style:name="P14" style:family="paragraph" style:parent-style-name="Text_20_body" style:list-style-name="L4">
      <style:text-properties officeooo:rsid="0014ac85" officeooo:paragraph-rsid="0014ac85"/>
    </style:style>
    <style:style style:name="P15" style:family="paragraph" style:parent-style-name="Text_20_body" style:list-style-name="L5">
      <style:text-properties officeooo:rsid="0015e9dd" officeooo:paragraph-rsid="0015e9dd"/>
    </style:style>
    <style:style style:name="P16" style:family="paragraph" style:parent-style-name="Text_20_body" style:list-style-name="L5">
      <style:text-properties officeooo:rsid="001fd6a8" officeooo:paragraph-rsid="001fd6a8"/>
    </style:style>
    <style:style style:name="P17" style:family="paragraph" style:parent-style-name="Text_20_body" style:list-style-name="L6">
      <style:text-properties officeooo:rsid="00179abe" officeooo:paragraph-rsid="00179abe"/>
    </style:style>
    <style:style style:name="P18" style:family="paragraph" style:parent-style-name="Text_20_body">
      <style:paragraph-properties fo:text-align="end" style:justify-single-word="false"/>
      <style:text-properties officeooo:rsid="0021f2f8" officeooo:paragraph-rsid="0021f2f8"/>
    </style:style>
    <style:style style:name="P19" style:family="paragraph" style:parent-style-name="Heading_20_1">
      <style:paragraph-properties fo:text-align="end" style:justify-single-word="false"/>
      <style:text-properties officeooo:rsid="0012a42a" officeooo:paragraph-rsid="0012a42a"/>
    </style:style>
    <style:style style:name="P20" style:family="paragraph" style:parent-style-name="Heading_20_1">
      <style:paragraph-properties fo:break-before="page"/>
      <style:text-properties officeooo:rsid="0012ebb4" officeooo:paragraph-rsid="0012ebb4"/>
    </style:style>
    <style:style style:name="P21" style:family="paragraph" style:parent-style-name="Heading_20_1">
      <style:paragraph-properties fo:break-before="page"/>
      <style:text-properties officeooo:rsid="0012f28c" officeooo:paragraph-rsid="0012f28c"/>
    </style:style>
    <style:style style:name="P22" style:family="paragraph" style:parent-style-name="Heading_20_1">
      <style:paragraph-properties fo:break-before="page"/>
      <style:text-properties officeooo:rsid="0014ac85" officeooo:paragraph-rsid="0014ac85"/>
    </style:style>
    <style:style style:name="P23" style:family="paragraph" style:parent-style-name="Heading_20_1">
      <style:paragraph-properties fo:break-before="page"/>
      <style:text-properties officeooo:rsid="0015e9dd" officeooo:paragraph-rsid="0015e9dd"/>
    </style:style>
    <style:style style:name="P24" style:family="paragraph" style:parent-style-name="Heading_20_1">
      <style:paragraph-properties fo:break-before="page"/>
      <style:text-properties officeooo:rsid="00179abe" officeooo:paragraph-rsid="00179abe"/>
    </style:style>
    <style:style style:name="P25" style:family="paragraph" style:parent-style-name="Heading_20_2">
      <style:text-properties officeooo:rsid="0012f28c" officeooo:paragraph-rsid="0012f28c"/>
    </style:style>
    <style:style style:name="P26" style:family="paragraph" style:parent-style-name="Heading_20_2">
      <style:text-properties officeooo:rsid="0014ac85" officeooo:paragraph-rsid="0014ac85"/>
    </style:style>
    <style:style style:name="T1" style:family="text">
      <style:text-properties officeooo:rsid="0014ac85"/>
    </style:style>
    <style:style style:name="T2" style:family="text">
      <style:text-properties officeooo:rsid="00196933"/>
    </style:style>
    <style:style style:name="T3" style:family="text">
      <style:text-properties officeooo:rsid="001da2d6"/>
    </style:style>
    <style:style style:name="T4" style:family="text">
      <style:text-properties officeooo:rsid="001edc34"/>
    </style:style>
    <style:style style:name="T5" style:family="text">
      <style:text-properties officeooo:rsid="001fa3a9"/>
    </style:style>
    <style:style style:name="T6" style:family="text">
      <style:text-properties officeooo:rsid="001ff807"/>
    </style:style>
    <style:style style:name="T7" style:family="text">
      <style:text-properties officeooo:rsid="002034c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ftware Requirements Specification</text:p>
      <text:h text:style-name="P19" text:outline-level="1">For </text:h>
      <text:h text:style-name="P19" text:outline-level="1">‘ONLINE STORAGE’</text:h>
      <text:p text:style-name="P7">Prepared By</text:p>
      <text:p text:style-name="P7">Um<text:span text:style-name="T7">e</text:span>r Farooq &amp; Ahmad Raza</text:p>
      <text:p text:style-name="P10">`A GROUP OF SOFTWARE CONSTRUCTION STUDENTS, UNIVERSITY OF SARGODHA`</text:p>
      <text:p text:style-name="P18">`Ahmad Raza, Faisal Shahzad, Muhammad Arslan, Sanawar Ali, Umer Farooq &amp; Wajid Ali’</text:p>
      <text:p text:style-name="P5">Sat, Nov 23, 2019</text:p>
      <text:h text:style-name="P20" text:outline-level="1">Table of Contents</text:h>
      <text:list xml:id="list4035780570" text:style-name="L1">
        <text:list-item>
          <text:p text:style-name="P8">Introduction</text:p>
          <text:list>
            <text:list-item>
              <text:p text:style-name="P8">Purpose</text:p>
            </text:list-item>
            <text:list-item>
              <text:p text:style-name="P8">Intended Audience</text:p>
            </text:list-item>
            <text:list-item>
              <text:p text:style-name="P8">Product Scope</text:p>
            </text:list-item>
          </text:list>
        </text:list-item>
      </text:list>
      <text:list xml:id="list596679932" text:style-name="L2">
        <text:list-item>
          <text:p text:style-name="P9">Overall Descriptions</text:p>
          <text:list>
            <text:list-item>
              <text:p text:style-name="P9">Product Perspective</text:p>
            </text:list-item>
            <text:list-item>
              <text:p text:style-name="P9">Product Functions</text:p>
            </text:list-item>
            <text:list-item>
              <text:p text:style-name="P11">User Classes</text:p>
            </text:list-item>
          </text:list>
        </text:list-item>
        <text:list-item>
          <text:p text:style-name="P9">Non-functional requirements</text:p>
        </text:list-item>
        <text:list-item>
          <text:p text:style-name="P12">Hardware Requirements</text:p>
        </text:list-item>
      </text:list>
      <text:h text:style-name="P21" text:outline-level="1">Introduction</text:h>
      <text:h text:style-name="P25" text:outline-level="2"/>
      <text:h text:style-name="P25" text:outline-level="2">Purpose</text:h>
      <text:p text:style-name="P2"><text:tab/><text:span text:style-name="T2">P</text:span>rovide a<text:span text:style-name="T2">n</text:span> online file storage to access files from anywhere.</text:p>
      <text:p text:style-name="P2"/>
      <text:h text:style-name="P26" text:outline-level="2">Intended Audience</text:h>
      <text:p text:style-name="P4"><text:tab/><text:span text:style-name="T1">This document targets the Team building project under discussion, as well the individuals and group who have any kind of interest in this project, whether users or other stack holders</text:span></text:p>
      <text:p text:style-name="P4"/>
      <text:h text:style-name="P26" text:outline-level="2">Product Scope</text:h>
      <text:p text:style-name="P4"><text:tab/><text:span text:style-name="T1">This product covers the need of people anywhere in the world, those need some kind of online storage in order to access their files from anywhere. The first intended users are students at University of Sargodha those face problems in file synchronization between there usual three devices Mobile, Laptop and Desktops.</text:span></text:p>
      <text:h text:style-name="P22" text:outline-level="1">Overall Description</text:h>
      <text:h text:style-name="Heading_20_2" text:outline-level="2"/>
      <text:h text:style-name="Heading_20_2" text:outline-level="2">Product Perspective</text:h>
      <text:p text:style-name="Text_20_body"><text:tab/><text:span text:style-name="T1">There are many online storage solution around the world like Google Drive, Microsoft One Cloud, Mega Storage etc. The all share the same purpose and are working well in order to achieve their goals. This product is yet another cloud system sharing the same purpose as the above referred systems. Yet the vision of this system is give a raise to technology in Pakistan by developing country’s own services.</text:span></text:p>
      <text:p text:style-name="Text_20_body"/>
      <text:h text:style-name="Heading_20_2" text:outline-level="2">Product Functions</text:h>
      <text:p text:style-name="Text_20_body"/>
      <text:list xml:id="list2048395488" text:style-name="L3">
        <text:list-item>
          <text:p text:style-name="P13">Provide remote storage for files</text:p>
        </text:list-item>
        <text:list-item>
          <text:p text:style-name="P13">Allow upload new files to storage</text:p>
        </text:list-item>
        <text:list-item>
          <text:p text:style-name="P13">Allow download files from remote storage to local</text:p>
        </text:list-item>
        <text:list-item>
          <text:p text:style-name="P13">Prov<text:span text:style-name="T3">i</text:span>de interface to manage files at remote</text:p>
        </text:list-item>
      </text:list>
      <text:p text:style-name="P3"/>
      <text:h text:style-name="P26" text:outline-level="2">User Classes</text:h>
      <text:list xml:id="list1194299041" text:style-name="L4">
        <text:list-item>
          <text:p text:style-name="P14">Common People – Any person around the world who need online storage</text:p>
        </text:list-item>
      </text:list>
      <text:p text:style-name="P3"/>
      <text:h text:style-name="P23" text:outline-level="1">Non Functional Requirements</text:h>
      <text:list xml:id="list2843868607" text:style-name="L5">
        <text:list-item>
          <text:p text:style-name="P15">Availability of 24/<text:span text:style-name="T4">365</text:span></text:p>
        </text:list-item>
        <text:list-item>
          <text:p text:style-name="P15">Safe Registration of users</text:p>
        </text:list-item>
        <text:list-item>
          <text:p text:style-name="P15">Safe Login <text:span text:style-name="T5">of users</text:span></text:p>
        </text:list-item>
        <text:list-item>
          <text:p text:style-name="P16">Fast and Quick access to storage</text:p>
        </text:list-item>
        <text:list-item>
          <text:p text:style-name="P15">Keeping users credentials safe</text:p>
        </text:list-item>
        <text:list-item>
          <text:p text:style-name="P15">Let the users logout safely in order to clear it credentials</text:p>
        </text:list-item>
        <text:list-item>
          <text:p text:style-name="P15">Never saving sensitive information in public storage</text:p>
        </text:list-item>
      </text:list>
      <text:h text:style-name="P24" text:outline-level="1">Required Hardware</text:h>
      <text:list xml:id="list3148704239" text:style-name="L6">
        <text:list-item>
          <text:p text:style-name="P17">A general purp<text:span text:style-name="T6">o</text:span>se computer system for serving the system services</text:p>
        </text:list-item>
        <text:list-item>
          <text:p text:style-name="P17">High speed storage drives for allocation to system users</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oto Sans" svg:font-family="'Noto Sans'" style:font-family-generic="swiss"/>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oto Sans"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oto Sans"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oto Sans" fo:font-family="'Noto Sans'" style:font-family-generic="swiss"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3T21:44:21.621770136</meta:creation-date>
    <dc:title>Default</dc:title>
    <meta:editing-cycles>18</meta:editing-cycles>
    <meta:generator>LibreOffice/6.0.7.3$Linux_X86_64 LibreOffice_project/00m0$Build-3</meta:generator>
    <meta:editing-duration>PT18M29S</meta:editing-duration>
    <dc:date>2019-11-24T00:17:45.928734992</dc:date>
    <meta:document-statistic meta:table-count="0" meta:image-count="0" meta:object-count="0" meta:page-count="6" meta:paragraph-count="47" meta:word-count="358" meta:character-count="2179" meta:non-whitespace-character-count="1886"/>
    <meta:template xlink:type="simple" xlink:actuate="onRequest" xlink:title="Default" xlink:href="../../../../usr/lib/libreoffice/share/template/common/styles/Default.ott" meta:date="2019-11-23T21:44:20.480173333"/>
  </office:meta>
</office:document-meta>
</file>